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528in" style:rel-column-width="22265*"/>
    </style:style>
    <style:style style:name="Table1.B" style:family="table-column">
      <style:table-column-properties style:column-width="1.434in" style:rel-column-width="13570*"/>
    </style:style>
    <style:style style:name="Table1.C" style:family="table-column">
      <style:table-column-properties style:column-width="3.1382in" style:rel-column-width="2970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_20_Contents">
      <style:text-properties fo:font-weight="bold" officeooo:rsid="003fe16a" officeooo:paragraph-rsid="003f2ab8" style:font-weight-asian="bold" style:font-weight-complex="bold"/>
    </style:style>
    <style:style style:name="P8" style:family="paragraph" style:parent-style-name="Table">
      <style:text-properties officeooo:paragraph-rsid="003f2ab8"/>
    </style:style>
    <style:style style:name="P9" style:family="paragraph" style:parent-style-name="Table_20_Contents">
      <style:text-properties officeooo:paragraph-rsid="003f2ab8"/>
    </style:style>
    <style:style style:name="P10" style:family="paragraph" style:parent-style-name="Text_20_body">
      <style:text-properties officeooo:paragraph-rsid="003f2ab8"/>
    </style:style>
    <style:style style:name="P11" style:family="paragraph" style:parent-style-name="Table_20_Contents">
      <style:text-properties fo:font-style="italic" officeooo:paragraph-rsid="003f2ab8" style:font-style-asian="italic" style:font-style-complex="italic"/>
    </style:style>
    <style:style style:name="P12" style:family="paragraph" style:parent-style-name="Table_20_Contents">
      <style:text-properties fo:font-style="italic" officeooo:rsid="003f2ab8" officeooo:paragraph-rsid="003f2ab8" style:font-style-asian="italic" style:font-style-complex="italic"/>
    </style:style>
    <style:style style:name="P13" style:family="paragraph" style:parent-style-name="Table_20_Contents">
      <style:text-properties officeooo:rsid="003f2ab8" officeooo:paragraph-rsid="003f2ab8"/>
    </style:style>
    <style:style style:name="P14" style:family="paragraph" style:parent-style-name="Text_20_body">
      <style:text-properties officeooo:rsid="003f2ab8" officeooo:paragraph-rsid="003f2ab8"/>
    </style:style>
    <style:style style:name="P15" style:family="paragraph" style:parent-style-name="Text_20_body">
      <style:text-properties officeooo:rsid="003a107e" officeooo:paragraph-rsid="003f2ab8"/>
    </style:style>
    <style:style style:name="P16" style:family="paragraph" style:parent-style-name="Text_20_body">
      <style:text-properties officeooo:rsid="003fe16a" officeooo:paragraph-rsid="003f2ab8"/>
    </style:style>
    <style:style style:name="P17" style:family="paragraph" style:parent-style-name="Heading_20_4">
      <style:paragraph-properties fo:break-before="page"/>
      <style:text-properties officeooo:rsid="00333d6a" officeooo:paragraph-rsid="00333d6a"/>
    </style:style>
    <style:style style:name="P18" style:family="paragraph" style:parent-style-name="Text_20_body" style:list-style-name="L1">
      <style:text-properties officeooo:rsid="003f2ab8" officeooo:paragraph-rsid="003f2ab8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5c9a6" style:font-style-asian="italic" style:font-style-complex="italic"/>
    </style:style>
    <style:style style:name="T4" style:family="text">
      <style:text-properties fo:font-style="italic" officeooo:rsid="003f2ab8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fe16a" style:font-weight-asian="bold" style:font-weight-complex="bold"/>
    </style:style>
    <style:style style:name="T7" style:family="text">
      <style:text-properties officeooo:rsid="003ce4ef"/>
    </style:style>
    <style:style style:name="T8" style:family="text">
      <style:text-properties fo:color="#00a933" loext:opacity="100%" fo:font-weight="bold" style:font-weight-asian="bold" style:font-weight-complex="bold"/>
    </style:style>
    <style:style style:name="T9" style:family="text">
      <style:text-properties officeooo:rsid="003f2ab8"/>
    </style:style>
    <style:style style:name="T10" style:family="text">
      <style:text-properties officeooo:rsid="003fe16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7" text:outline-level="4"><text:span text:style-name="T7">PyPi</text:span> <text:span text:style-name="T9">Registry</text:span> (<text:span text:style-name="T7">Python</text:span><text:span text:style-name="T3"> Programming Language</text:span>)</text:h>
      <text:p text:style-name="P10"><text:span text:style-name="T9">AutomataCI automatically uses a pip-installed </text:span><text:span text:style-name="T4">twine</text:span><text:span text:style-name="T9"> program to upstream a PyPi library when a directory with the following conditions is detected:</text:span></text:p>
      <text:list text:style-name="L1">
        <text:list-item>
          <text:p text:style-name="P18">Filename has a prefix “<text:span text:style-name="T5">pypi-</text:span>”; AND</text:p>
        </text:list-item>
        <text:list-item>
          <text:p text:style-name="P18">Is housing a <text:span text:style-name="T2">.whl</text:span> (zip format) archive and a <text:span text:style-name="T2">.tar.gz</text:span> archive.</text:p>
        </text:list-item>
      </text:list>
      <text:p text:style-name="P14">Duly noted that PyPi registry usually prohibits the same version update and they shall reject it as an error attempt. <text:span text:style-name="T10">Upon successful publication, the local package directory shall be deleted by AutomataCI automatically. Hence, </text:span><text:span text:style-name="T6">this is an irreversible 1-way execution</text:span><text:span text:style-name="T10">.</text:span></text:p>
      <text:p text:style-name="P16">AutomataCI relies on all the environment variables tabulated in Table <text:sequence-ref text:reference-format="category-and-value" text:ref-name="refText0">1.1.1.1.1</text:sequence-ref><text:s/>to login and upstream the package.</text:p>
      <text:p text:style-name="P8"><text:span text:style-name="T10">Table</text:span> <text:sequence text:ref-name="refText0" text:name="Text" text:formula="ooow:Text+1" style:num-format="1">1.1.1.1.1</text:sequence>: <text:span text:style-name="T10">Required environment variables for AutomataCI to upstream </text:span><text:span text:style-name="T9">PyPi</text:span><text:span text:style-name="T10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7">Supplied By</text:p>
          </table:table-cell>
          <table:table-cell table:style-name="Table1.C1" office:value-type="string">
            <text:p text:style-name="P7">Purpose</text:p>
          </table:table-cell>
        </table:table-row>
        <table:table-row>
          <table:table-cell table:style-name="Table1.A2" office:value-type="string">
            <text:p text:style-name="P11">PROJECT_PYPI_REPO_URL</text:p>
          </table:table-cell>
          <table:table-cell table:style-name="Table1.A2" office:value-type="string">
            <text:p text:style-name="P12">CONFIG.toml</text:p>
          </table:table-cell>
          <table:table-cell table:style-name="Table1.C2" office:value-type="string">
            <text:p text:style-name="P13">The registry URL to publish into.</text:p>
          </table:table-cell>
        </table:table-row>
        <table:table-row>
          <table:table-cell table:style-name="Table1.A2" office:value-type="string">
            <text:p text:style-name="P11">TWINE_USERNAME</text:p>
          </table:table-cell>
          <table:table-cell table:style-name="Table1.A2" office:value-type="string">
            <text:p text:style-name="P11">CONFIG.toml</text:p>
          </table:table-cell>
          <table:table-cell table:style-name="Table1.C2" office:value-type="string">
            <text:p text:style-name="P9">username instructed by the package registry (usually “<text:span text:style-name="T5">__token__</text:span>”).</text:p>
          </table:table-cell>
        </table:table-row>
        <table:table-row>
          <table:table-cell table:style-name="Table1.A2" office:value-type="string">
            <text:p text:style-name="P11">TWINE_PASSWORD</text:p>
          </table:table-cell>
          <table:table-cell table:style-name="Table1.A2" office:value-type="string">
            <text:p text:style-name="P11">SECRETS.toml</text:p>
          </table:table-cell>
          <table:table-cell table:style-name="Table1.C2" office:value-type="string">
            <text:p text:style-name="P9">private token issued by the package registry.</text:p>
          </table:table-cell>
        </table:table-row>
      </table:table>
      <text:p text:style-name="P15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1DT20M8S</meta:editing-duration>
    <meta:editing-cycles>52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7T09:04:02.806202693</dc:date>
    <dc:creator>Kean Ho Chew</dc:creator>
    <meta:document-statistic meta:table-count="1" meta:image-count="0" meta:object-count="0" meta:page-count="1" meta:paragraph-count="24" meta:word-count="171" meta:character-count="1177" meta:non-whitespace-character-count="1033"/>
    <meta:template xlink:type="simple" xlink:actuate="onRequest" xlink:title="Official Book" xlink:href="../../templates/Book.ott" meta:date="2023-11-17T20:33:17.245827505"/>
  </office:meta>
</office:document-meta>
</file>